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" style:family="table-cell" style:parent-style-name="Default" style:data-style-name="N135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0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9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ffffff" fo:border="0.74pt solid #000000"/>
    </style:style>
    <style:style style:name="ce3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39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/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7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1" office:value-type="string" calcext:value-type="string">
            <text:p>해리포터 마법사의 돌</text:p>
          </table:table-cell>
          <table:table-cell table:style-name="ce29"/>
          <table:table-cell table:style-name="ce38" table:formula="of:=COUNTIF( book_list; [.D3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1" office:value-type="string" calcext:value-type="string">
            <text:p>해리포터 비밀의 방 1</text:p>
          </table:table-cell>
          <table:table-cell table:style-name="ce29"/>
          <table:table-cell table:style-name="ce38" table:formula="of:=COUNTIF( book_list; [.D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0" office:value-type="date" office:date-value="2023-11-05" calcext:value-type="date">
            <text:p>23.11.05</text:p>
          </table:table-cell>
          <table:table-cell table:style-name="ce31" office:value-type="string" calcext:value-type="string">
            <text:p>해리포터 비밀의 방 2</text:p>
          </table:table-cell>
          <table:table-cell table:style-name="ce29"/>
          <table:table-cell table:style-name="ce38" table:formula="of:=COUNTIF( book_list; [.D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1" office:value-type="date" office:date-value="2023-12-14" calcext:value-type="date">
            <text:p>23.12.14</text:p>
          </table:table-cell>
          <table:table-cell table:style-name="ce31" office:value-type="string" calcext:value-type="string">
            <text:p>해리포터 아즈카반의 죄수</text:p>
          </table:table-cell>
          <table:table-cell table:style-name="ce29"/>
          <table:table-cell table:style-name="ce38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1" office:value-type="date" office:date-value="2023-12-20" calcext:value-type="date">
            <text:p>23.12.20</text:p>
          </table:table-cell>
          <table:table-cell table:style-name="ce31" office:value-type="string" calcext:value-type="string">
            <text:p>해리포터 불의 잔 1</text:p>
          </table:table-cell>
          <table:table-cell table:style-name="ce29"/>
          <table:table-cell table:style-name="ce38" table:formula="of:=COUNTIF( book_list; [.D7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1" office:value-type="date" office:date-value="2023-12-26" calcext:value-type="date">
            <text:p>23.12.26</text:p>
          </table:table-cell>
          <table:table-cell table:style-name="ce31" office:value-type="string" calcext:value-type="string">
            <text:p>해리포터 불의 잔 2</text:p>
          </table:table-cell>
          <table:table-cell table:style-name="ce29"/>
          <table:table-cell table:style-name="ce38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1" office:value-type="date" office:date-value="2023-12-29" calcext:value-type="date">
            <text:p>23.12.29</text:p>
          </table:table-cell>
          <table:table-cell table:style-name="ce31" office:value-type="string" calcext:value-type="string">
            <text:p>해리포터 불의 잔 3</text:p>
          </table:table-cell>
          <table:table-cell table:style-name="ce29"/>
          <table:table-cell table:style-name="ce38" table:formula="of:=COUNTIF( book_list; [.D9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2" office:value-type="date" office:date-value="2024-01-03" calcext:value-type="date">
            <text:p>24.01.03</text:p>
          </table:table-cell>
          <table:table-cell table:style-name="ce31" office:value-type="string" calcext:value-type="string">
            <text:p>해리포터 불의 잔 4</text:p>
          </table:table-cell>
          <table:table-cell table:style-name="ce29"/>
          <table:table-cell table:style-name="ce38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2" office:value-type="date" office:date-value="2024-01-04" calcext:value-type="date">
            <text:p>24.01.04</text:p>
          </table:table-cell>
          <table:table-cell table:style-name="ce31" office:value-type="string" calcext:value-type="string">
            <text:p>해리포터 불사조 기사단 1</text:p>
          </table:table-cell>
          <table:table-cell table:style-name="ce29"/>
          <table:table-cell table:style-name="ce38" table:formula="of:=COUNTIF( book_list; [.D11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2" office:value-type="date" office:date-value="2024-01-07" calcext:value-type="date">
            <text:p>24.01.07</text:p>
          </table:table-cell>
          <table:table-cell table:style-name="ce31" office:value-type="string" calcext:value-type="string">
            <text:p>해리포터 불사조 기사단 2</text:p>
          </table:table-cell>
          <table:table-cell table:style-name="ce29"/>
          <table:table-cell table:style-name="ce38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2" office:value-type="date" office:date-value="2024-01-07" calcext:value-type="date">
            <text:p>24.01.07</text:p>
          </table:table-cell>
          <table:table-cell table:style-name="ce31" office:value-type="string" calcext:value-type="string">
            <text:p>해리포터 불사조 기사단 3</text:p>
          </table:table-cell>
          <table:table-cell table:style-name="ce29"/>
          <table:table-cell table:style-name="ce38" table:formula="of:=COUNTIF( book_list; [.D13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2" office:value-type="date" office:date-value="2024-01-07" calcext:value-type="date">
            <text:p>24.01.07</text:p>
          </table:table-cell>
          <table:table-cell table:style-name="ce31" office:value-type="string" calcext:value-type="string">
            <text:p>해리포터 불사조 기사단 4</text:p>
          </table:table-cell>
          <table:table-cell table:style-name="ce29"/>
          <table:table-cell table:style-name="ce38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2" office:value-type="date" office:date-value="2024-01-08" calcext:value-type="date">
            <text:p>24.01.08</text:p>
          </table:table-cell>
          <table:table-cell table:style-name="ce31" office:value-type="string" calcext:value-type="string">
            <text:p>해리포터 혼혈왕자 1</text:p>
          </table:table-cell>
          <table:table-cell table:style-name="ce29"/>
          <table:table-cell table:style-name="ce38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2" office:value-type="date" office:date-value="2024-01-13" calcext:value-type="date">
            <text:p>24.01.13</text:p>
          </table:table-cell>
          <table:table-cell table:style-name="ce31" office:value-type="string" calcext:value-type="string">
            <text:p>유닉스의 탄생</text:p>
          </table:table-cell>
          <table:table-cell table:style-name="ce29"/>
          <table:table-cell table:style-name="ce38" table:formula="of:=COUNTIF( book_list; [.D16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2" office:value-type="date" office:date-value="2024-01-14" calcext:value-type="date">
            <text:p>24.01.14</text:p>
          </table:table-cell>
          <table:table-cell table:style-name="ce31" office:value-type="string" calcext:value-type="string">
            <text:p>만화로 보는 그리스 로마 신화 1</text:p>
          </table:table-cell>
          <table:table-cell table:style-name="ce29"/>
          <table:table-cell table:style-name="ce38" table:formula="of:=COUNTIF( book_list; [.D1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2" office:value-type="date" office:date-value="2024-01-15" calcext:value-type="date">
            <text:p>24.01.15</text:p>
          </table:table-cell>
          <table:table-cell table:style-name="ce31" office:value-type="string" calcext:value-type="string">
            <text:p>만화로 보는 그리스 로마 신화 2</text:p>
          </table:table-cell>
          <table:table-cell table:style-name="ce29"/>
          <table:table-cell table:style-name="ce38" table:formula="of:=COUNTIF( book_list; [.D1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2" office:value-type="date" office:date-value="2024-01-16" calcext:value-type="date">
            <text:p>24.01.16</text:p>
          </table:table-cell>
          <table:table-cell table:style-name="ce31" office:value-type="string" calcext:value-type="string">
            <text:p>만화로 보는 그리스 로마 신화 3</text:p>
          </table:table-cell>
          <table:table-cell table:style-name="ce29"/>
          <table:table-cell table:style-name="ce38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2" office:value-type="date" office:date-value="2024-01-17" calcext:value-type="date">
            <text:p>24.01.17</text:p>
          </table:table-cell>
          <table:table-cell table:style-name="ce31" office:value-type="string" calcext:value-type="string">
            <text:p>만화로 보는 그리스 로마 신화 4</text:p>
          </table:table-cell>
          <table:table-cell table:style-name="ce29"/>
          <table:table-cell table:style-name="ce38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2" office:value-type="date" office:date-value="2024-01-18" calcext:value-type="date">
            <text:p>24.01.18</text:p>
          </table:table-cell>
          <table:table-cell table:style-name="ce31" office:value-type="string" calcext:value-type="string">
            <text:p>만화로 보는 그리스 로마 신화 5</text:p>
          </table:table-cell>
          <table:table-cell table:style-name="ce29"/>
          <table:table-cell table:style-name="ce38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2" office:value-type="date" office:date-value="2024-01-19" calcext:value-type="date">
            <text:p>24.01.19</text:p>
          </table:table-cell>
          <table:table-cell table:style-name="ce31" office:value-type="string" calcext:value-type="string">
            <text:p>만화로 보는 그리스 로마 신화 6</text:p>
          </table:table-cell>
          <table:table-cell table:style-name="ce29"/>
          <table:table-cell table:style-name="ce38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2" office:value-type="date" office:date-value="2024-01-21" calcext:value-type="date">
            <text:p>24.01.21</text:p>
          </table:table-cell>
          <table:table-cell table:style-name="ce31" office:value-type="string" calcext:value-type="string">
            <text:p>만화로 보는 그리스 로마 신화 7</text:p>
          </table:table-cell>
          <table:table-cell table:style-name="ce29"/>
          <table:table-cell table:style-name="ce38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2" office:value-type="date" office:date-value="2024-01-22" calcext:value-type="date">
            <text:p>24.01.22</text:p>
          </table:table-cell>
          <table:table-cell table:style-name="ce31" office:value-type="string" calcext:value-type="string">
            <text:p>만화로 보는 그리스 로마 신화 8</text:p>
          </table:table-cell>
          <table:table-cell table:style-name="ce29"/>
          <table:table-cell table:style-name="ce38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2" office:value-type="date" office:date-value="2024-01-23" calcext:value-type="date">
            <text:p>24.01.23</text:p>
          </table:table-cell>
          <table:table-cell table:style-name="ce31" office:value-type="string" calcext:value-type="string">
            <text:p>만화로 보는 그리스 로마 신화 9</text:p>
          </table:table-cell>
          <table:table-cell table:style-name="ce29"/>
          <table:table-cell table:style-name="ce38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2" office:value-type="date" office:date-value="2024-01-24" calcext:value-type="date">
            <text:p>24.01.24</text:p>
          </table:table-cell>
          <table:table-cell table:style-name="ce31" office:value-type="string" calcext:value-type="string">
            <text:p>만화로 보는 그리스 로마 신화 10</text:p>
          </table:table-cell>
          <table:table-cell table:style-name="ce29"/>
          <table:table-cell table:style-name="ce38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2" office:value-type="date" office:date-value="2024-01-25" calcext:value-type="date">
            <text:p>24.01.25</text:p>
          </table:table-cell>
          <table:table-cell table:style-name="ce31" office:value-type="string" calcext:value-type="string">
            <text:p>만화로 보는 그리스 로마 신화 11</text:p>
          </table:table-cell>
          <table:table-cell table:style-name="ce29"/>
          <table:table-cell table:style-name="ce38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2" office:value-type="date" office:date-value="2024-01-26" calcext:value-type="date">
            <text:p>24.01.26</text:p>
          </table:table-cell>
          <table:table-cell table:style-name="ce31" office:value-type="string" calcext:value-type="string">
            <text:p>만화로 보는 그리스 로마 신화 12</text:p>
          </table:table-cell>
          <table:table-cell table:style-name="ce29"/>
          <table:table-cell table:style-name="ce38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2" office:value-type="date" office:date-value="2024-01-26" calcext:value-type="date">
            <text:p>24.01.26</text:p>
          </table:table-cell>
          <table:table-cell table:style-name="ce31" office:value-type="string" calcext:value-type="string">
            <text:p>그리스 로마 신화</text:p>
          </table:table-cell>
          <table:table-cell table:style-name="ce29"/>
          <table:table-cell table:style-name="ce38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2" office:value-type="date" office:date-value="2024-01-29" calcext:value-type="date">
            <text:p>24.01.29</text:p>
          </table:table-cell>
          <table:table-cell table:style-name="ce31" office:value-type="string" calcext:value-type="string">
            <text:p>만화로 보는 그리스 로마 신화 13</text:p>
          </table:table-cell>
          <table:table-cell table:style-name="ce29"/>
          <table:table-cell table:style-name="ce38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2" office:value-type="date" office:date-value="2024-01-30" calcext:value-type="date">
            <text:p>24.01.30</text:p>
          </table:table-cell>
          <table:table-cell table:style-name="ce31" office:value-type="string" calcext:value-type="string">
            <text:p>만화로 보는 그리스 로마 신화 14</text:p>
          </table:table-cell>
          <table:table-cell table:style-name="ce29"/>
          <table:table-cell table:style-name="ce38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2-01" calcext:value-type="date">
            <text:p>24.02.01</text:p>
          </table:table-cell>
          <table:table-cell table:style-name="ce31" office:value-type="string" calcext:value-type="string">
            <text:p>셜록홈즈 1 : 주홍색 연구</text:p>
          </table:table-cell>
          <table:table-cell table:style-name="ce29"/>
          <table:table-cell table:style-name="ce38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28" office:value-type="date" office:date-value="2024-02-02" calcext:value-type="date">
            <text:p>24.02.02</text:p>
          </table:table-cell>
          <table:table-cell table:style-name="ce31" office:value-type="string" calcext:value-type="string">
            <text:p>만화로 보는 그리스 로마 신화 15</text:p>
          </table:table-cell>
          <table:table-cell table:style-name="ce29"/>
          <table:table-cell table:style-name="ce38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28" office:value-type="date" office:date-value="2024-02-04" calcext:value-type="date">
            <text:p>24.02.04</text:p>
          </table:table-cell>
          <table:table-cell table:style-name="ce31" office:value-type="string" calcext:value-type="string">
            <text:p>만화로 보는 그리스 로마 신화 16</text:p>
          </table:table-cell>
          <table:table-cell table:style-name="ce29"/>
          <table:table-cell table:style-name="ce38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28" office:value-type="date" office:date-value="2024-02-04" calcext:value-type="date">
            <text:p>24.02.04</text:p>
          </table:table-cell>
          <table:table-cell table:style-name="ce31" office:value-type="string" calcext:value-type="string">
            <text:p>만화로 보는 그리스 로마 신화 17</text:p>
          </table:table-cell>
          <table:table-cell table:style-name="ce29"/>
          <table:table-cell table:style-name="ce38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28" office:value-type="date" office:date-value="2024-02-05" calcext:value-type="date">
            <text:p>24.02.05</text:p>
          </table:table-cell>
          <table:table-cell table:style-name="ce31" office:value-type="string" calcext:value-type="string">
            <text:p>셜록홈즈 2 : 네개의 서명</text:p>
          </table:table-cell>
          <table:table-cell table:style-name="ce29"/>
          <table:table-cell table:style-name="ce38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1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8" table:formula="of:=COUNTIF( book_list; [.D3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8" office:value-type="date" office:date-value="-0001-12-30" calcext:value-type="date">
            <text:p>1.01.01</text:p>
          </table:table-cell>
          <table:table-cell table:style-name="ce32" office:value-type="string" calcext:value-type="string">
            <text:p>dummy</text:p>
          </table:table-cell>
          <table:table-cell table:style-name="ce36" office:value-type="string" calcext:value-type="string">
            <text:p>dummy</text:p>
          </table:table-cell>
          <table:table-cell table:style-name="ce38" table:formula="of:=COUNTIF( book_list; [.D38] )" office:value-type="float" office:value="1" calcext:value-type="float">
            <text:p>1</text:p>
          </table:table-cell>
          <table:table-cell table:number-columns-repeated="6" table:style-name="ce36" office:value-type="string" calcext:value-type="string">
            <text:p>dummy</text:p>
          </table:table-cell>
          <table:table-cell table:number-columns-repeated="16372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38" table:on-update-keep-styles="true" table:on-update-keep-size="false"/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4:38:14.7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7T14:57:08.619000000</dc:date>
    <meta:editing-duration>P1DT2H43M27S</meta:editing-duration>
    <meta:editing-cycles>510</meta:editing-cycles>
    <meta:document-statistic meta:table-count="1" meta:cell-count="27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